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Grande" svg:font-family="LucidaGrande"/>
    <style:font-face style:name="Georgia" svg:font-family="Georgi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075in" fo:margin-left="-0.075in" table:align="left" style:writing-mode="lr-tb"/>
    </style:style>
    <style:style style:name="Table1.A" style:family="table-column">
      <style:table-column-properties style:column-width="6.07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fo:color="#333333" style:font-name="LucidaGrande" fo:font-size="9pt" style:font-name-asian="LucidaGrande" style:font-size-asian="9pt" style:font-name-complex="LucidaGrande" style:font-size-complex="9pt"/>
    </style:style>
    <style:style style:name="P3" style:family="paragraph" style:parent-style-name="Standard" style:list-style-name="">
      <style:paragraph-properties style:text-autospace="none"/>
      <style:text-properties style:use-window-font-color="true" style:font-name="Georgia" fo:font-size="10pt" style:font-name-asian="Georgia" style:font-size-asian="10pt" style:font-name-complex="Georgia" style:font-size-complex="10pt"/>
    </style:style>
    <style:style style:name="P4" style:family="paragraph" style:parent-style-name="Standard" style:list-style-name="">
      <style:paragraph-properties style:text-autospace="none"/>
      <style:text-properties style:use-window-font-color="true"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P5" style:family="paragraph" style:parent-style-name="Standard" style:list-style-name="">
      <style:paragraph-properties style:text-autospace="none"/>
      <style:text-properties style:use-window-font-color="true" style:font-name="Georgia" fo:font-size="14pt" fo:font-weight="normal" style:font-name-asian="Georgia" style:font-size-asian="14pt" style:font-weight-asian="normal" style:font-name-complex="Georgia" style:font-size-complex="14pt" style:font-weight-complex="normal"/>
    </style:style>
    <style:style style:name="P6" style:family="paragraph" style:parent-style-name="Standard" style:list-style-name="">
      <style:paragraph-properties style:text-autospace="none"/>
      <style:text-properties style:use-window-font-color="true" style:font-name="LucidaGrande" fo:font-size="10pt" style:font-name-asian="LucidaGrande" style:font-size-asian="10pt" style:font-name-complex="LucidaGrande" style:font-size-complex="10pt"/>
    </style:style>
    <style:style style:name="P7" style:family="paragraph" style:parent-style-name="Standard" style:list-style-name="">
      <style:paragraph-properties style:text-autospace="none"/>
      <style:text-properties style:use-window-font-color="true" style:font-name="LucidaGrande" fo:font-size="10pt" fo:font-weight="normal" style:font-name-asian="LucidaGrande" style:font-size-asian="10pt" style:font-weight-asian="normal" style:font-name-complex="LucidaGrande" style:font-size-complex="10pt" style:font-weight-complex="normal"/>
    </style:style>
    <style:style style:name="P8" style:family="paragraph" style:parent-style-name="Standard" style:list-style-name="">
      <style:paragraph-properties style:text-autospace="none"/>
      <style:text-properties style:use-window-font-color="true" style:font-name="LucidaGrande" fo:font-size="14pt" fo:font-weight="normal" style:font-name-asian="LucidaGrande" style:font-size-asian="14pt" style:font-weight-asian="normal" style:font-name-complex="LucidaGrande" style:font-size-complex="14pt" style:font-weight-complex="normal"/>
    </style:style>
    <style:style style:name="P9" style:family="paragraph" style:parent-style-name="Standard" style:list-style-name="">
      <style:paragraph-properties style:text-autospace="none"/>
      <style:text-properties style:use-window-font-color="true" style:font-name="LucidaGrande" fo:font-size="14pt" fo:font-weight="bold" style:font-name-asian="LucidaGrande" style:font-size-asian="14pt" style:font-weight-asian="bold" style:font-name-complex="LucidaGrande" style:font-size-complex="14pt" style:font-weight-complex="bold"/>
    </style:style>
    <style:style style:name="P10" style:family="paragraph" style:parent-style-name="Standard" style:list-style-name="">
      <style:paragraph-properties style:text-autospace="none"/>
      <style:text-properties fo:font-size="14pt" style:font-size-asian="14pt" style:font-size-complex="14pt"/>
    </style:style>
    <style:style style:name="T1" style:family="text">
      <style:text-properties fo:color="#333333" style:font-name="LucidaGrande" fo:font-size="10pt" fo:font-weight="bold" style:font-name-asian="LucidaGrande" style:font-size-asian="10pt" style:font-weight-asian="bold" style:font-name-complex="LucidaGrande" style:font-size-complex="10pt" style:font-weight-complex="bold"/>
    </style:style>
    <style:style style:name="T2" style:family="text">
      <style:text-properties fo:color="#333333" style:font-name="LucidaGrande" fo:font-size="9pt" style:font-name-asian="LucidaGrande" style:font-size-asian="9pt" style:font-name-complex="LucidaGrande" style:font-size-complex="9pt"/>
    </style:style>
    <style:style style:name="T3" style:family="text">
      <style:text-properties fo:color="#333333" style:font-name="LucidaGrande" fo:font-weight="bold" style:font-name-asian="LucidaGrande" style:font-weight-asian="bold" style:font-name-complex="LucidaGrande" style:font-weight-complex="bold"/>
    </style:style>
    <style:style style:name="T4" style:family="text">
      <style:text-properties fo:color="#333333" style:font-name="LucidaGrande" fo:font-size="18pt" fo:font-weight="bold" style:font-name-asian="LucidaGrande" style:font-size-asian="18pt" style:font-weight-asian="bold" style:font-name-complex="LucidaGrande" style:font-size-complex="18pt" style:font-weight-complex="bold"/>
    </style:style>
    <style:style style:name="T5" style:family="text">
      <style:text-properties fo:color="#333333" style:font-name="LucidaGrande" fo:font-size="16pt" fo:font-weight="bold" style:font-name-asian="LucidaGrande" style:font-size-asian="16pt" style:font-weight-asian="bold" style:font-name-complex="LucidaGrande" style:font-size-complex="16pt" style:font-weight-complex="bold"/>
    </style:style>
    <style:style style:name="T6" style:family="text">
      <style:text-properties style:use-window-font-color="true" style:font-name="LucidaGrande" fo:font-size="10pt" fo:font-weight="normal" style:font-name-asian="LucidaGrande" style:font-size-asian="10pt" style:font-weight-asian="normal" style:font-name-complex="LucidaGrande" style:font-size-complex="10pt" style:font-weight-complex="normal"/>
    </style:style>
    <style:style style:name="T7" style:family="text">
      <style:text-properties style:use-window-font-color="true" style:font-name="LucidaGrande" fo:font-size="10pt" fo:font-weight="bold" style:font-name-asian="LucidaGrande" style:font-size-asian="10pt" style:font-weight-asian="bold" style:font-name-complex="LucidaGrande" style:font-size-complex="10pt" style:font-weight-complex="bold"/>
    </style:style>
    <style:style style:name="T8" style:family="text">
      <style:text-properties style:use-window-font-color="true" style:font-name="LucidaGrande" fo:font-weight="normal" style:font-name-asian="LucidaGrande" style:font-weight-asian="normal" style:font-name-complex="LucidaGrande" style:font-weight-complex="normal"/>
    </style:style>
    <style:style style:name="T9" style:family="text">
      <style:text-properties style:use-window-font-color="true" style:font-name="LucidaGrande" fo:font-weight="bold" style:font-name-asian="LucidaGrande" style:font-weight-asian="bold" style:font-name-complex="LucidaGrande" style:font-weight-complex="bold"/>
    </style:style>
    <style:style style:name="T10" style:family="text">
      <style:text-properties style:use-window-font-color="true" style:font-name="Georgia" fo:font-size="10pt" fo:font-weight="normal" style:font-name-asian="Georgia" style:font-size-asian="10pt" style:font-weight-asian="normal" style:font-name-complex="Georgia" style:font-size-complex="10pt" style:font-weight-complex="normal"/>
    </style:style>
    <style:style style:name="T11" style:family="text">
      <style:text-properties fo:color="#00349b" style:font-name="LucidaGrande" fo:font-size="10pt" fo:font-weight="bold" style:font-name-asian="LucidaGrande" style:font-size-asian="10pt" style:font-weight-asian="bold" style:font-name-complex="LucidaGrande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www.epicurious.com/recipes/food/views/Key-Lime-Cheesecake-236210"><text:span text:style-name="T5">Key Lime Cheesecake</text:span></text:a></text:p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/>
            <text:p text:style-name="P6">Yield: Makes 10 to 12 servings</text:p>
            <text:p text:style-name="P3"/>
            <text:p text:style-name="P4">Lime custard</text:p>
            <text:p text:style-name="P5">6 large egg yolks</text:p>
            <text:p text:style-name="P5">3/4 cup sugar</text:p>
            <text:p text:style-name="P5">6 tablespoons fresh Key lime juice or regular lime juice</text:p>
            <text:p text:style-name="P5">1 teaspoon grated Key lime peel or regular lime peel</text:p>
            <text:p text:style-name="P5"/>
            <text:p text:style-name="P4">Crust</text:p>
            <text:p text:style-name="P5">1 3/4 cups graham cracker crumbs (about 12 whole graham crackers)</text:p>
            <text:p text:style-name="P5">1/4 cup sugar</text:p>
            <text:p text:style-name="P5">1/2 teaspoon salt</text:p>
            <text:p text:style-name="P5">1/2 cup (1 stick) unsalted butter, melted</text:p>
            <text:p text:style-name="P5"/>
            <text:p text:style-name="P4">Filling</text:p>
            <text:p text:style-name="P5">2 (8-ounce) packages cream cheese, room temperature</text:p>
            <text:p text:style-name="P5">2/3 cup plus 3 tablespoons sugar</text:p>
            <text:p text:style-name="P5">2 large eggs</text:p>
            <text:p text:style-name="P5">3 tablespoons fresh Key lime juice or regular lime juice</text:p>
            <text:p text:style-name="P5">1 tablespoon grated Key lime peel or regular lime peel</text:p>
            <text:p text:style-name="P5"/>
            <text:p text:style-name="P5">1 16-ounce container sour cream</text:p>
            <text:p text:style-name="P5"/>
            <text:p text:style-name="P5">Thin lime slices</text:p>
            <text:p text:style-name="P8"/>
            <text:p text:style-name="P9">For lime custard:</text:p>
            <text:p text:style-name="P8">Whisk all ingredients in heavy small saucepan over medium heat until custard thickens and boils for 30 seconds, about 8 minutes. Cool to room temperature, stirring occasionally (mixture will thicken).</text:p>
            <text:p text:style-name="P8"/>
            <text:p text:style-name="P9">For crust:</text:p>
            <text:p text:style-name="P8">Preheat oven to 350°F. Wrap 3 layers of foil around outside of 8- to 8 1/2-inch-diameter springform pan with 3-inch-high sides. Butter pan. Stir first 3 ingredients to blend in medium bowl. Mix in butter until moistened. Press crumb mixture evenly onto bottom and 1 1/2 inches up sides of prepared pan. Bake just until set, about 5 minutes. Cool completely. Maintain oven temperature.</text:p>
            <text:p text:style-name="P8"/>
            <text:p text:style-name="P9"><text:soft-page-break/>For filling:</text:p>
            <text:p text:style-name="P8">Place cream cheese, 2/3 cup sugar, eggs, lime juice, and lime peel in processor; blend well.</text:p>
            <text:p text:style-name="P8">Spoon custard into crust; smooth top. Carefully spoon filling over. Set cheesecake in large baking pan. Add enough hot water to baking pan to come 1 inch up sides of cheesecake pan. Bake until almost set but not puffed and center moves slightly when pan is gently shaken, about 45 minutes.</text:p>
            <text:p text:style-name="P8">Meanwhile, stir sour cream and remaining 3 tablespoons sugar in medium bowl to blend.</text:p>
            <text:p text:style-name="P10"><text:span text:style-name="T8">Carefully spoon sour cream mixture over hot cheesecake; smooth top. Bake until topping sets, about 10 minutes. Cool 10 minutes. Run knife around sides of pan to loosen. Cool cheesecake completely. Cover and refrigerate overnight. </text:span><text:span text:style-name="T9">Do ahead</text:span><text:span text:style-name="T8"> Can be made 2 days ahead. Keep refrigerated. Release pan sides from cheesecake; transfer to platter. Garnish with lime slices and serve.</text:span></text:p>
          </table:table-cell>
        </table:table-row>
      </table:table>
      <text:p text:style-name="P7"/>
      <text:p text:style-name="P7"/>
      <text:p text:style-name="P1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Grande" svg:font-family="LucidaGrande"/>
    <style:font-face style:name="Georgia" svg:font-family="Georgi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2-01-06T13:25:36</meta:creation-date>
    <meta:printed-by>Robert Houk</meta:printed-by>
    <meta:print-date>2012-01-06T13:28:04</meta:print-date>
    <meta:document-statistic meta:table-count="1" meta:image-count="0" meta:object-count="0" meta:page-count="2" meta:paragraph-count="29" meta:word-count="349" meta:character-count="2063"/>
    <dc:date>2012-01-06T13:28:50</dc:date>
    <dc:creator>Robert Houk</dc:creator>
    <meta:editing-duration>PT00H03M14S</meta:editing-duration>
    <meta:editing-cycles>1</meta:editing-cycles>
    <meta:generator>OpenOffice.org/3.2$Unix OpenOffice.org_project/320m18$Build-9502</meta:generator>
  </office:meta>
</office:document-meta>
</file>